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WEB index.html</text:p>
      <text:p text:style-name="Normal"/>
      <text:p text:style-name="Normal">&lt;!DOCTYPE html&gt;</text:p>
      <text:p text:style-name="Normal">&lt;html lang="es"&gt;</text:p>
      <text:p text:style-name="Normal">&lt;head&gt;</text:p>
      <text:p text:style-name="Normal">    &lt;meta charset="UTF-8"&gt;</text:p>
      <text:p text:style-name="Normal">    &lt;meta name="viewport" content="width=device-width, initial-scale=1.0"&gt;</text:p>
      <text:p text:style-name="Normal">    &lt;link rel="stylesheet" href="style.css"&gt;</text:p>
      <text:p text:style-name="Normal">    &lt;title&gt;Mi Empresa&lt;/title&gt;</text:p>
      <text:p text:style-name="Normal">&lt;/head&gt;</text:p>
      <text:p text:style-name="Normal">&lt;body&gt;</text:p>
      <text:p text:style-name="Normal">    &lt;header&gt;</text:p>
      <text:p text:style-name="Normal">            &lt;h1&gt; Ana Lashes &lt;/h1&gt;</text:p>
      <text:p text:style-name="Normal">    &lt;/header&gt;</text:p>
      <text:p text:style-name="Normal">        &lt;nav&gt;</text:p>
      <text:p text:style-name="Normal">            &lt;ul&gt;</text:p>
      <text:p text:style-name="Normal">                &lt;li&gt;&lt;a href="index.html"&gt;Inicio&lt;/a&gt;&lt;/li&gt;</text:p>
      <text:p text:style-name="Normal">                &lt;li&gt;&lt;a href="quienes-somos.html"&gt;Quiénes Somos&lt;/a&gt;&lt;/li&gt;</text:p>
      <text:p text:style-name="Normal">                &lt;li&gt;&lt;a href="Servicios.html"&gt;Servicios&lt;/a&gt;&lt;/li&gt;</text:p>
      <text:p text:style-name="Normal">                &lt;li&gt;&lt;a href="donde-estamos.html"&gt;Dónde Estamos&lt;/a&gt;&lt;/li&gt;</text:p>
      <text:p text:style-name="Normal">                &lt;li&gt;&lt;a href="contacto.html"&gt;Contacto&lt;/a&gt;&lt;/li&gt;</text:p>
      <text:p text:style-name="Normal">            &lt;/ul&gt;</text:p>
      <text:p text:style-name="Normal">        &lt;/nav&gt;</text:p>
      <text:p text:style-name="Normal">    &lt;main&gt;</text:p>
      <text:p text:style-name="Normal">        &lt;h2&gt;Sobre Nosotros&lt;/h2&gt;</text:p>
      <text:p text:style-name="Normal">&lt;p&gt;Somos un centro especializado en extensiones de pestañas con más de 3 años de experiencia...&lt;/p&gt;</text:p>
      <text:p text:style-name="Normal">&lt;img src="scr/pestañas.png" alt="Pestañas"&gt;</text:p>
      <text:p text:style-name="Normal"/>
      <text:p text:style-name="Normal">&lt;p&gt;¿Lista para realzar tu mirada? Reserva tu cita con nosotros.&lt;/p&gt;</text:p>
      <text:p text:style-name="Normal">&lt;a href="contacto.html" class="boton"&gt;Reservar Ahora&lt;/a&gt;</text:p>
      <text:p text:style-name="Normal"/>
      <text:p text:style-name="Normal">&lt;p&gt;Visita nuestra<text:s/></text:p>
      <text:p text:style-name="Normal">&lt;a href="https://www.instagram.com/ana_lashestudio/"</text:p>
      <text:p text:style-name="Normal"> target="_blank"&gt;Instagram</text:p>
      <text:p text:style-name="Normal"> &lt;img src="scr/Logo-insta.jpeg" alt="Instagram" style="height: 25px;"&gt;&lt;/a&gt;</text:p>
      <text:p text:style-name="Normal">&lt;/p&gt;</text:p>
      <text:p text:style-name="Normal"/>
      <text:p text:style-name="Normal">&lt;p&gt;Para más información sobre extensiones de pestañas, visita &lt;a href="https://www.expertaenpestañas.com" target="_blank"&gt;este artículo&lt;/a&gt;.&lt;/p&gt;</text:p>
      <text:p text:style-name="Normal"/>
      <text:p text:style-name="Normal">    &lt;/main&gt;</text:p>
      <text:p text:style-name="Normal">&lt;footer&gt;</text:p>
      <text:p text:style-name="Normal">    &lt;p&gt;</text:p>
      <text:p text:style-name="Normal">    &amp;copy; 2025 Ana Lahes | Creado por Claudia Contreras | Última actualización: Marzo 2025</text:p>
      <text:p text:style-name="Normal">&lt;/p&gt;</text:p>
      <text:p text:style-name="Normal">     <text:s/></text:p>
      <text:p text:style-name="Normal">&lt;/footer&gt;</text:p>
      <text:p text:style-name="Normal">&lt;/body&gt;</text:p>
      <text:p text:style-name="Normal">&lt;/html&gt;</text:p>
      <text:p text:style-name="Normal"> </text:p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0F4761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0F4761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Citadestacada" style:display-name="Cita destacad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0F4761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maria villazón</meta:initial-creator>
    <dc:creator>maria villazón</dc:creator>
    <meta:creation-date>2025-03-11T14:46:00Z</meta:creation-date>
    <dc:date>2025-03-11T14:47:00Z</dc:date>
    <meta:template xlink:href="Normal" xlink:type="simple"/>
    <meta:editing-cycles>1</meta:editing-cycles>
    <meta:editing-duration>PT60S</meta:editing-duration>
    <meta:document-statistic meta:page-count="2" meta:paragraph-count="2" meta:word-count="231" meta:character-count="1501" meta:row-count="10" meta:non-whitespace-character-count="1272"/>
  </office:meta>
</office:document-meta>
</file>